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1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100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/>
    <style:style style:name="ce8" style:family="table-cell" style:parent-style-name="Default" style:data-style-name="N10100"/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BBT Modules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BT CLHEP-like</text:p>
          </table:table-cell>
          <table:covered-table-cell/>
          <table:table-cell table:style-name="ce9" office:value-type="string" calcext:value-type="string" table:number-columns-spanned="2" table:number-rows-spanned="1">
            <text:p>BBT ROOT-like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BBT ROOFIT-like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BBT ROOSTATS-like</text:p>
          </table:table-cell>
          <table:covered-table-cell/>
          <table:table-cell table:style-name="ce9" office:value-type="string" calcext:value-type="string" table:number-columns-spanned="2" table:number-rows-spanned="1">
            <text:p>BBT GEANT4-like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odul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Modul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>
            <text:p>BasicVector3D</text:p>
          </table:table-cell>
          <table:table-cell/>
          <table:table-cell office:value-type="string" calcext:value-type="string">
            <text:p>Painter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Normal3D</text:p>
          </table:table-cell>
          <table:table-cell/>
          <table:table-cell office:value-type="string" calcext:value-type="string">
            <text:p>Color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lane3D</text:p>
          </table:table-cell>
          <table:table-cell/>
          <table:table-cell office:value-type="string" calcext:value-type="string">
            <text:p>Palett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oint3D</text:p>
          </table:table-cell>
          <table:table-cell/>
          <table:table-cell office:value-type="string" calcext:value-type="string">
            <text:p>Axis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Transform3D</text:p>
          </table:table-cell>
          <table:table-cell/>
          <table:table-cell office:value-type="string" calcext:value-type="string">
            <text:p>H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otate3D</text:p>
          </table:table-cell>
          <table:table-cell/>
          <table:table-cell office:value-type="string" calcext:value-type="string">
            <text:p>H2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otateX3D</text:p>
          </table:table-cell>
          <table:table-cell/>
          <table:table-cell office:value-type="string" calcext:value-type="string">
            <text:p>H3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otateY3D</text:p>
          </table:table-cell>
          <table:table-cell/>
          <table:table-cell office:value-type="string" calcext:value-type="string">
            <text:p>F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otateZ3D</text:p>
          </table:table-cell>
          <table:table-cell/>
          <table:table-cell office:value-type="string" calcext:value-type="string">
            <text:p>F2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Translate3D</text:p>
          </table:table-cell>
          <table:table-cell/>
          <table:table-cell office:value-type="string" calcext:value-type="string">
            <text:p>F3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TranslateX3D</text:p>
          </table:table-cell>
          <table:table-cell/>
          <table:table-cell office:value-type="string" calcext:value-type="string">
            <text:p>Graph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TranslateY3D</text:p>
          </table:table-cell>
          <table:table-cell/>
          <table:table-cell office:value-type="string" calcext:value-type="string">
            <text:p>GraphErrors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TranslateZ3D</text:p>
          </table:table-cell>
          <table:table-cell/>
          <table:table-cell office:value-type="string" calcext:value-type="string">
            <text:p>Leaf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eflect3D</text:p>
          </table:table-cell>
          <table:table-cell/>
          <table:table-cell office:value-type="string" calcext:value-type="string">
            <text:p>Branch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eflectX3D</text:p>
          </table:table-cell>
          <table:table-cell/>
          <table:table-cell office:value-type="string" calcext:value-type="string">
            <text:p>Tre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eflectY3D</text:p>
          </table:table-cell>
          <table:table-cell/>
          <table:table-cell office:value-type="string" calcext:value-type="string">
            <text:p>Chain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ReflectZ3D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Scale3D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caleX3D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caleY3D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caleZ3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Vector3D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Ab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bsFunc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bsFunction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bsParamet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co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daptiveRKStepp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iry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nalyticConvolu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rgumen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rrayFunc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si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ssociatedLaguerr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ssociatedLegendr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Ata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etaDistribu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ivariateGaussia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utcher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uler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idPoint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rapezoid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K31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K32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lassicalRungeKutta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hreeEightsRule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nergyFunc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lebshGordanCoefficientSe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nstMinusFunction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ConstOverFunc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nstOverParamet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nstPlusFunc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nstPlusParamet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nstTimesFunc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nstTimesParamet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ubicSplinePolinomi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umulativeChiSquar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efiniteIntegr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oubleParamToArgAdapto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fficiencyFunction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mbeddedRKStepp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rf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xp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xponenti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xtendedButcher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HeunEulerXt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BobackiShampineXt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ehlbergRK45F2Xt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ashKarpXtTable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1D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ixedConstan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loatingConstan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ourierFi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Composi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Convolu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Differenc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DirectProduc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Nega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Noop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NumDeriv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PlusParamet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Produc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Quotien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Sum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unctionTimesParamet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amma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ammaDistribu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aussia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HermitePolynomi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IncompleteGamma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InterpolatingPolynomi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KroneckerDelta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andau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egendr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egendreCoefficientSe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egendreExpans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egendreFi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ikelihoodFunction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ogGamma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ogisticFunc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od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NonrelativisticBWDistribu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aramet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arameterComposi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arameterDifferenc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arameterNega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arameterProduc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arameterQuotien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arameterSum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aramToArgAdapto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eriodicRectangula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ow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si2Hydroge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tRelFc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uncturedSmearedExp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CBas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ectangula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elativisticBWDistribut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everseExponentia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KIntegrato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igma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impleRKStepp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i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phericalBessel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phericalHarmonicCoefficientSe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phericalHarmonicExpansio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phericalHarmonicFi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phericalNeuman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qr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quar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tepDoublingRKStepp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SymToArgAdapto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a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heta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rivariateGaussian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Variabl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VoigtProfil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X_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llipticIntegral.FirstKind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llipticIntegral.SecondKind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EllipticIntegral.ThirdKind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ractionalOrder.Bessel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ntegralOrder.Bessel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Evaluator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Solver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haseSpac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RungeKuttaSolve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epDiagMatri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epGenMatri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epMatri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epPil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epSymMatrix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epVecto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ubConvExcep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ubConv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Rand48Engin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ualRand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ngineFactory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urd160Engin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urd288Engin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epJamesRandom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MtwistEngin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onRandomEngin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andBinomial</text:p>
          </table:table-cell>
          <table:table-cell table:number-columns-repeated="9"/>
        </table:table-row>
        <table:table-row table:style-name="ro2" table:number-rows-repeated="132">
          <table:table-cell table:number-columns-repeated="10"/>
        </table:table-row>
        <table:table-row table:style-name="ro3" table:number-rows-repeated="1048275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17:43:35.253330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Quiñonez</meta:initial-creator>
    <meta:creation-date>2015-10-16T12:47:28.245574294</meta:creation-date>
    <dc:date>2015-10-19T09:49:36.060071610</dc:date>
    <dc:creator>Fernando Quiñonez</dc:creator>
    <meta:editing-duration>P2DT19H25M51S</meta:editing-duration>
    <meta:editing-cycles>131</meta:editing-cycles>
    <meta:generator>LibreOffice/4.2.8.2$Linux_X86_64 LibreOffice_project/420m0$Build-2</meta:generator>
    <meta:document-statistic meta:table-count="1" meta:cell-count="198" meta:object-count="0"/>
  </office:meta>
</office:document-meta>
</file>